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notAcquireLockException.CannotAcquireLock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nnotAcquireLockException.CannotAcquireLock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